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ill Sans MT" svg:font-family="'Gill Sans M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 style:master-page-name="">
      <style:table-properties style:width="25.783cm" fo:margin-left="-0.229cm" fo:margin-top="0cm" fo:margin-bottom="0cm" style:page-number="auto" table:align="left" style:writing-mode="lr-tb"/>
    </style:style>
    <style:style style:name="Tableau1.A" style:family="table-column">
      <style:table-column-properties style:column-width="5.156cm"/>
    </style:style>
    <style:style style:name="Tableau1.C" style:family="table-column">
      <style:table-column-properties style:column-width="2.579cm"/>
    </style:style>
    <style:style style:name="Tableau1.F" style:family="table-column">
      <style:table-column-properties style:column-width="5.158cm"/>
    </style:style>
    <style:style style:name="Tableau1.1" style:family="table-row">
      <style:table-row-properties style:min-row-height="5.48cm" fo:keep-together="auto"/>
    </style:style>
    <style:style style:name="Tableau1.A1" style:family="table-cell">
      <style:table-cell-properties fo:background-color="#ffffff" fo:padding-left="0.229cm" fo:padding-right="0.203cm" fo:padding-top="0cm" fo:padding-bottom="0cm" fo:border="1.5pt solid #00000a">
        <style:background-image/>
      </style:table-cell-properties>
    </style:style>
    <style:style style:name="Tableau1.2" style:family="table-row">
      <style:table-row-properties style:min-row-height="6.181cm" fo:keep-together="auto"/>
    </style:style>
    <style:style style:name="P1" style:family="paragraph" style:parent-style-name="Standard">
      <style:text-properties fo:color="#3d567a" style:font-name="Gill Sans MT"/>
    </style:style>
    <style:style style:name="P2" style:family="paragraph" style:parent-style-name="Standard">
      <style:paragraph-properties>
        <style:tab-stops>
          <style:tab-stop style:position="12.7cm" style:type="center"/>
          <style:tab-stop style:position="22.433cm"/>
        </style:tab-stops>
      </style:paragraph-properties>
      <style:text-properties fo:color="#ffffff" style:font-name="Gill Sans MT" fo:font-size="18pt" style:font-size-asian="18pt" style:font-size-complex="18pt"/>
    </style:style>
    <style:style style:name="P3" style:family="paragraph" style:parent-style-name="Standard">
      <style:text-properties fo:color="#3d567a" style:font-name="Gill Sans MT" fo:language="fr" fo:country="FR"/>
    </style:style>
    <style:style style:name="P4" style:family="paragraph" style:parent-style-name="Standard">
      <style:text-properties fo:color="#3d567a" style:font-name="Gill Sans MT" fo:language="fr" fo:country="FR" fo:font-style="italic" style:font-style-asian="italic"/>
    </style:style>
    <style:style style:name="P5" style:family="paragraph" style:parent-style-name="Standard">
      <style:text-properties fo:color="#3d567a" style:font-name="Gill Sans MT" fo:font-size="8pt" fo:language="fr" fo:country="FR" style:font-size-asian="8pt" style:font-size-complex="8pt"/>
    </style:style>
    <style:style style:name="P6" style:family="paragraph" style:parent-style-name="Standard" style:list-style-name="WWNum1">
      <style:text-properties fo:color="#3d567a" style:font-name="Gill Sans MT" fo:font-size="8pt" fo:language="fr" fo:country="FR" officeooo:rsid="0010aa7b" officeooo:paragraph-rsid="0010aa7b" style:font-size-asian="8pt" style:font-size-complex="8pt"/>
    </style:style>
    <style:style style:name="P7" style:family="paragraph" style:parent-style-name="Standard">
      <style:text-properties fo:color="#3d567a" style:font-name="Gill Sans MT" fo:font-size="8pt" fo:language="fr" fo:country="FR" fo:background-color="transparent" style:font-size-asian="8pt" style:font-size-complex="8pt"/>
    </style:style>
    <style:style style:name="P8" style:family="paragraph" style:parent-style-name="Standard" style:list-style-name="WWNum1">
      <style:paragraph-properties fo:margin-left="0.635cm" fo:margin-right="0cm" fo:text-indent="-0.635cm" style:auto-text-indent="false"/>
      <style:text-properties fo:color="#3d567a" style:font-name="Gill Sans MT" fo:font-size="8pt" fo:language="fr" fo:country="FR" officeooo:rsid="00161b72" officeooo:paragraph-rsid="00161b72" style:font-size-asian="8pt" style:font-size-complex="8pt"/>
    </style:style>
    <style:style style:name="P9" style:family="paragraph" style:parent-style-name="Standard" style:list-style-name="WWNum1">
      <loext:graphic-properties draw:fill="none"/>
      <style:paragraph-properties fo:margin-left="0.7cm" fo:margin-right="0cm" fo:text-align="start" style:justify-single-word="false" fo:orphans="2" fo:widows="2" fo:text-indent="-0.6cm" style:auto-text-indent="false" fo:background-color="transparent" style:writing-mode="lr-tb">
        <style:tab-stops>
          <style:tab-stop style:position="0.492cm"/>
          <style:tab-stop style:position="0.605cm"/>
        </style:tab-stops>
      </style:paragraph-properties>
      <style:text-properties fo:color="#3d567a" style:font-name="Gill Sans MT" fo:font-size="8pt" fo:language="fr" fo:country="FR" officeooo:rsid="0011c38d" officeooo:paragraph-rsid="0011c38d" style:font-size-asian="8pt" style:font-size-complex="8pt"/>
    </style:style>
    <style:style style:name="P10" style:family="paragraph" style:parent-style-name="Standard" style:list-style-name="L1">
      <loext:graphic-properties draw:fill="none"/>
      <style:paragraph-properties fo:margin-left="0.801cm" fo:margin-right="0cm" fo:text-align="start" style:justify-single-word="false" fo:orphans="2" fo:widows="2" fo:text-indent="-0.7cm" style:auto-text-indent="false" fo:background-color="transparent" style:writing-mode="lr-tb">
        <style:tab-stops>
          <style:tab-stop style:position="0.397cm"/>
          <style:tab-stop style:position="0.699cm"/>
        </style:tab-stops>
      </style:paragraph-properties>
      <style:text-properties officeooo:paragraph-rsid="0011c38d"/>
    </style:style>
    <style:style style:name="P11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size="8pt" officeooo:rsid="0011f51c" officeooo:paragraph-rsid="0011f51c" style:font-size-asian="8pt" style:font-size-complex="8pt"/>
    </style:style>
    <style:style style:name="P12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size="8pt" officeooo:rsid="001c9c23" officeooo:paragraph-rsid="001c9c23" style:font-size-asian="8pt" style:font-size-complex="8pt"/>
    </style:style>
    <style:style style:name="P13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8pt" fo:language="fr" fo:country="FR" officeooo:rsid="0010aa7b" officeooo:paragraph-rsid="0010aa7b" style:font-size-asian="8pt" style:font-size-complex="8pt"/>
    </style:style>
    <style:style style:name="P14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8pt" fo:language="fr" fo:country="FR" officeooo:rsid="0011c38d" officeooo:paragraph-rsid="0011c38d" style:font-size-asian="8pt" style:font-size-complex="8pt"/>
    </style:style>
    <style:style style:name="P15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8pt" fo:language="fr" fo:country="FR" officeooo:rsid="00161b72" officeooo:paragraph-rsid="00161b72" style:font-size-asian="8pt" style:font-size-complex="8pt"/>
    </style:style>
    <style:style style:name="P16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8pt" fo:language="fr" fo:country="FR" officeooo:rsid="0011f51c" officeooo:paragraph-rsid="0011f51c" style:font-size-asian="7pt" style:font-size-complex="8pt"/>
    </style:style>
    <style:style style:name="P17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8pt" fo:language="fr" fo:country="FR" officeooo:rsid="001ef786" officeooo:paragraph-rsid="001ef786" fo:background-color="transparent" style:font-size-asian="7pt" style:font-size-complex="8pt"/>
    </style:style>
    <style:style style:name="P18" style:family="paragraph" style:parent-style-name="List_20_Paragraph" style:list-style-name="WWNum1">
      <style:paragraph-properties fo:margin-left="0.635cm" fo:margin-right="0cm" fo:text-indent="-0.635cm" style:auto-text-indent="false"/>
      <style:text-properties fo:color="#3d567a" style:font-name="Gill Sans MT" fo:font-size="8pt" fo:language="fr" fo:country="FR" officeooo:rsid="0011f51c" officeooo:paragraph-rsid="0011f51c" fo:background-color="transparent" style:font-size-asian="7pt" style:font-size-complex="8pt"/>
    </style:style>
    <style:style style:name="P19" style:family="paragraph" style:parent-style-name="HTML_20_Bottom_20_of_20_Form">
      <style:text-properties fo:color="#3d567a"/>
    </style:style>
    <style:style style:name="P20" style:family="paragraph" style:parent-style-name="Frame_20_contents">
      <style:text-properties fo:color="#000000" style:font-name="Gill Sans MT" fo:font-size="10pt" fo:font-style="italic" style:font-size-asian="10pt" style:font-style-asian="italic" style:font-size-complex="10pt"/>
    </style:style>
    <style:style style:name="P21" style:family="paragraph" style:parent-style-name="HTML_20_Top_20_of_20_Form" style:master-page-name="Standard">
      <style:paragraph-properties style:page-number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</style:tab-stops>
      </style:paragraph-properties>
      <style:text-properties fo:color="#ffffff"/>
    </style:style>
    <style:style style:name="P22" style:family="paragraph" style:parent-style-name="HTML_20_Top_20_of_20_Form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</style:tab-stops>
      </style:paragraph-properties>
      <style:text-properties fo:color="#3d567a"/>
    </style:style>
    <style:style style:name="P2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ff" fo:font-size="9pt" style:font-size-asian="9pt" style:font-size-complex="9pt"/>
    </style:style>
    <style:style style:name="T2" style:family="text">
      <style:text-properties fo:color="#ffffff" fo:font-size="9pt" style:font-size-asian="9pt" style:font-size-complex="9pt"/>
    </style:style>
    <style:style style:name="T3" style:family="text">
      <style:text-properties fo:color="#3d567a" style:font-name="Gill Sans MT" fo:language="fr" fo:country="FR"/>
    </style:style>
    <style:style style:name="T4" style:family="text">
      <style:text-properties fo:color="#3d567a" style:font-name="Gill Sans MT" fo:language="fr" fo:country="FR" officeooo:rsid="00143c93"/>
    </style:style>
    <style:style style:name="T5" style:family="text">
      <style:text-properties fo:color="#3d567a" style:font-name="Gill Sans MT" fo:language="fr" fo:country="FR" officeooo:rsid="001c9c23"/>
    </style:style>
    <style:style style:name="T6" style:family="text">
      <style:text-properties fo:color="#3d567a" style:font-name="Gill Sans MT" fo:font-size="8pt" fo:language="fr" fo:country="FR" officeooo:rsid="0011c38d" style:font-size-asian="8pt" style:font-size-complex="8pt"/>
    </style:style>
    <style:style style:name="T7" style:family="text">
      <style:text-properties officeooo:rsid="001ef786" fo:background-color="#ffff00" loext:char-shading-value="0"/>
    </style:style>
    <style:style style:name="T8" style:family="text">
      <style:text-properties fo:font-style="italic" style:font-style-asian="italic"/>
    </style:style>
    <style:style style:name="T9" style:family="text">
      <style:text-properties fo:font-size="8pt" officeooo:rsid="0011c38d" style:font-size-asian="8pt" style:font-size-complex="8pt"/>
    </style:style>
    <style:style style:name="T10" style:family="text">
      <style:text-properties officeooo:rsid="001ef786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6cm" fo:text-indent="-0.635cm" fo:margin-left="1.46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1cm" fo:text-indent="-0.635cm" fo:margin-left="2.1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6cm" fo:text-indent="-0.635cm" fo:margin-left="2.73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1cm" fo:text-indent="-0.635cm" fo:margin-left="3.3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6cm" fo:text-indent="-0.635cm" fo:margin-left="4.00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1cm" fo:text-indent="-0.635cm" fo:margin-left="4.64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6cm" fo:text-indent="-0.635cm" fo:margin-left="5.27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1cm" fo:text-indent="-0.635cm" fo:margin-left="5.91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6cm" fo:text-indent="-0.635cm" fo:margin-left="6.54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1cm" fo:text-indent="-0.635cm" fo:margin-left="7.181cm"/>
        </style:list-level-properties>
      </text:list-level-style-bullet>
    </text:list-style>
    <style:style style:name="gr1" style:family="graphic" style:parent-style-name="Frame">
      <style:graphic-properties draw:stroke="solid" svg:stroke-width="0.035cm" svg:stroke-color="#000000" draw:fill="solid" draw:fill-color="#ffffff" draw:textarea-vertical-align="top" draw:auto-grow-height="false" fo:min-height="1.145cm" fo:min-width="6.796cm" fo:padding-top="0cm" fo:padding-bottom="0.127cm" fo:padding-left="0.254cm" fo:padding-right="0.254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 style:parent-style-name="Frame">
      <style:graphic-properties draw:stroke="solid" svg:stroke-width="0.035cm" svg:stroke-color="#000000" draw:fill="solid" draw:fill-color="#ffffff" draw:textarea-vertical-align="top" draw:auto-grow-height="false" fo:min-height="1.145cm" fo:min-width="3.304cm" fo:padding-top="0cm" fo:padding-bottom="0.127cm" fo:padding-left="0.254cm" fo:padding-right="0.254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custom-shape text:anchor-type="paragraph" draw:z-index="0" draw:name="Text Box 19" draw:style-name="gr1" draw:text-style-name="P23" svg:width="7.303cm" svg:height="1.271cm" svg:x="-0.018cm" svg:y="-0.476cm"><text:p text:style-name="P20">Nom de l’entreprise :</text:p><text:p text:style-name="Frame_20_contents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Text Box 18" draw:style-name="gr2" draw:text-style-name="P23" svg:width="3.811cm" svg:height="1.271cm" svg:x="21.678cm" svg:y="-0.476cm"><text:p text:style-name="P20">Date:</text:p><text:p text:style-name="Frame_20_contents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tab/><text:tab/>Top of Form</text:p>
      <text:p text:style-name="P2">Business Model Canvas<text:tab/><text:tab/></text:p>
      <text:p text:style-name="P19">Bottom of Form</text:p>
      <text:p text:style-name="P1"/>
      <table:table table:name="Tableau1" table:style-name="Tableau1">
        <table:table-column table:style-name="Tableau1.A" table:number-columns-repeated="2"/>
        <table:table-column table:style-name="Tableau1.C" table:number-columns-repeated="2"/>
        <table:table-column table:style-name="Tableau1.A"/>
        <table:table-column table:style-name="Tableau1.F"/>
        <table:table-row table:style-name="Tableau1.1">
          <table:table-cell table:style-name="Tableau1.A1" table:number-rows-spanned="2" office:value-type="string">
            <text:p text:style-name="P3"><text:span text:style-name="T8">Partenaires clés</text:span></text:p>
            <text:p text:style-name="P5"/>
            <text:list xml:id="list4533500085014966018" text:style-name="WWNum1">
              <text:list-item>
                <text:p text:style-name="P6"><text:bookmark text:name="_GoBack"/>Les entreprises, les bars et les universités sont nos partenaires clés</text:p>
              </text:list-item>
              <text:list-item>
                <text:p text:style-name="P6">Les universités sont nos fournisseurs clés</text:p>
              </text:list-item>
              <text:list-item>
                <text:p text:style-name="P6">Les entreprises proposent des stages pour les étudiants, et les bars nous fournissent des boissons et un lieu de rencontre</text:p>
                <text:p text:style-name="P6"/>
              </text:list-item>
            </text:list>
          </table:table-cell>
          <table:table-cell table:style-name="Tableau1.A1" office:value-type="string">
            <text:p text:style-name="P4">Activités clés</text:p>
            <text:p text:style-name="P5"/>
            <text:list xml:id="list142211699155308" text:continue-numbering="true" text:style-name="WWNum1">
              <text:list-item>
                <text:p text:style-name="P13">Il faut organiser le lieu de rencontre, prendre contact avec les entreprises, universités et bars</text:p>
              </text:list-item>
              <text:list-item>
                <text:p text:style-name="P13">Lien primordial avec les canaux de distribution</text:p>
              </text:list-item>
              <text:list-item>
                <text:p text:style-name="P13">La relation avec le client est proche, nous sommes à l’écoute des suggestions</text:p>
              </text:list-item>
              <text:list-item>
                <text:p text:style-name="P13"/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Offre (proposition de valeur)</text:p>
            <text:p text:style-name="P5"/>
            <text:list xml:id="list142212491476827" text:continue-numbering="true" text:style-name="WWNum1">
              <text:list-item>
                <text:p text:style-name="P14">Garantie de réponse ( positive ou négative )</text:p>
              </text:list-item>
              <text:list-item>
                <text:p text:style-name="P14">Le speed-dating permet de se mettre en valeur auprès de plusieurs entreprises en même temps</text:p>
                <text:p text:style-name="P14"/>
              </text:list-item>
            </text:list>
          </table:table-cell>
          <table:covered-table-cell/>
          <table:table-cell table:style-name="Tableau1.A1" office:value-type="string">
            <text:p text:style-name="P4">Relation client</text:p>
            <text:p text:style-name="P5"/>
            <text:list xml:id="list142212708342292" text:continue-numbering="true" text:style-name="WWNum1">
              <text:list-item>
                <text:p text:style-name="P8">Relation professionnelle entre stagiaires et entreprises</text:p>
                <text:p text:style-name="P8"/>
              </text:list-item>
            </text:list>
          </table:table-cell>
          <table:table-cell table:style-name="Tableau1.A1" table:number-rows-spanned="2" office:value-type="string">
            <text:p text:style-name="P4">Segments de clientèle</text:p>
            <text:p text:style-name="P5"/>
            <text:p text:style-name="P5">Pour qui crée-t-on de la valeur ?</text:p>
            <text:list xml:id="list142211346211619" text:continue-numbering="true" text:style-name="WWNum1">
              <text:list-item>
                <text:p text:style-name="P14">Les clients sont des étudiants en recherche de stage</text:p>
              </text:list-item>
              <text:list-item>
                <text:p text:style-name="P15">Pour les entreprises qui recrutent des stagiaires, et pour les bars à qui ont fait de la publicité indirect</text:p>
              </text:list-item>
            </text:list>
          </table:table-cell>
        </table:table-row>
        <table:table-row table:style-name="Tableau1.2">
          <table:covered-table-cell/>
          <table:table-cell table:style-name="Tableau1.A1" office:value-type="string">
            <text:p text:style-name="P3"><text:span text:style-name="T8">Ressources clés</text:span></text:p>
            <text:list xml:id="list375564880016510589" text:style-name="L1">
              <text:list-item>
                <text:p text:style-name="P10"><text:span text:style-name="T6"><text:s/>Être partenaire avec des bars</text:span></text:p>
              </text:list-item>
            </text:list>
            <text:list xml:id="list142212922039787" text:continue-list="list142211346211619" text:style-name="WWNum1">
              <text:list-item>
                <text:p text:style-name="P9">un site web, une application mobile</text:p>
              </text:list-item>
            </text:list>
          </table:table-cell>
          <table:covered-table-cell/>
          <table:covered-table-cell/>
          <table:table-cell table:style-name="Tableau1.A1" office:value-type="string">
            <text:p text:style-name="P4">Canaux de distribution</text:p>
            <text:p text:style-name="P5"/>
            <text:list xml:id="list142212498280454" text:continue-numbering="true" text:style-name="WWNum1">
              <text:list-item>
                <text:p text:style-name="P11"><text:span text:style-name="T3">La distribution se fait par tract</text:span><text:span text:style-name="T4">s, </text:span><text:span text:style-name="T5">bouche à oreille</text:span></text:p>
              </text:list-item>
              <text:list-item>
                <text:p text:style-name="P12"><text:span text:style-name="T3">Les différents canaux se complètent puisque les tracts engendrent le bouche à oreille </text:span></text:p>
              </text:list-item>
            </text:list>
          </table:table-cell>
          <table:covered-table-cell/>
        </table:table-row>
        <table:table-row table:style-name="Tableau1.1">
          <table:table-cell table:style-name="Tableau1.A1" table:number-columns-spanned="3" office:value-type="string">
            <text:p text:style-name="P4">Structure des coûts</text:p>
            <text:p text:style-name="P5"/>
            <text:list xml:id="list142211857163389" text:continue-numbering="true" text:style-name="WWNum1">
              <text:list-item>
                <text:p text:style-name="P16"><text:span text:style-name="T10">privatiser</text:span> les bars pour une soirée &amp; payer une boisson à tout le monde</text:p>
              </text:list-item>
              <text:list-item>
                <text:p text:style-name="P16">Les serveurs pour stocker les données &amp; la mise en ligne du site/application</text:p>
              </text:list-item>
              <text:list-item>
                <text:p text:style-name="P16">La promotion (tract, pub, etc)</text:p>
              </text:list-item>
            </text:list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p text:style-name="P7"/>
            <text:list xml:id="list142211417008102" text:continue-numbering="true" text:style-name="WWNum1">
              <text:list-item>
                <text:p text:style-name="P17">une inscription sera payante pour participer aux différents événements organisés</text:p>
              </text:list-item>
              <text:list-item>
                <text:p text:style-name="P18">Paiement en ligne </text:p>
                <text:p text:style-name="P18"/>
              </text:list-item>
            </text:list>
          </table:table-cell>
          <table:covered-table-cell/>
          <table:covered-table-cell/>
        </table:table-row>
      </table:table>
      <text:p text:style-name="P22"><text:tab/><text:tab/>Top of For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ill Sans MT" svg:font-family="'Gill Sans M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HTML_20_Top_20_of_20_Form" style:display-name="HTML Top of Form" style:family="paragraph" style:parent-style-name="Standard" style:next-style-name="Standard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z-Bas_20_du_20_formulaire_20_Car" style:display-name="z-Bas du formulaire Car" style:family="text" style:parent-style-name="Default_20_Paragraph_20_Fon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z-Haut_20_du_20_formulaire_20_Car" style:display-name="z-Haut du formulaire Car" style:family="text" style:parent-style-name="Default_20_Paragraph_20_Fon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text:display="non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ff" fo:font-size="9pt" style:font-size-asian="9pt" style:font-size-complex="9pt"/>
    </style:style>
    <style:style style:name="MT2" style:family="text">
      <style:text-properties fo:color="#ffffff" fo:font-size="9pt" style:font-size-asian="9pt" style:font-size-complex="9pt"/>
    </style:style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fo:background-color="#bd2276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bd2276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a xlink:type="simple" xlink:href="http://www.lescahiersdelinnovation.com/" text:style-name="Internet_20_link" text:visited-style-name="Visited_20_Internet_20_Link"><text:span text:style-name="MT1">www.lescahiersdelinnovation.com</text:span></text:a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2012 Bplan Executive Committee</meta:initial-creator>
    <dc:description>Source: www.businessmodelgeneration.com</dc:description>
    <meta:editing-cycles>8</meta:editing-cycles>
    <meta:creation-date>2017-01-19T20:28:00</meta:creation-date>
    <dc:date>2018-02-19T14:22:11.212080947</dc:date>
    <meta:editing-duration>PT20M45S</meta:editing-duration>
    <meta:generator>LibreOffice/5.2.7.2$Linux_X86_64 LibreOffice_project/20m0$Build-2</meta:generator>
    <meta:document-statistic meta:table-count="1" meta:image-count="0" meta:object-count="0" meta:page-count="1" meta:paragraph-count="39" meta:word-count="272" meta:character-count="1591" meta:non-whitespace-character-count="1372"/>
    <meta:user-defined meta:name="AppVersion">15.0000</meta:user-defined>
    <meta:user-defined meta:name="Company">University of California - Berkele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